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page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37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57in" svg:height="3.5449in" svg:x="0.0543in" svg:y="2.6575in">
            <draw:object draw:notify-on-update-of-ranges="Sheet1.C3:Sheet1.I3 Sheet1.B4:Sheet1.B4 Sheet1.C4:Sheet1.I4 Sheet1.B5:Sheet1.B5 Sheet1.C5:Sheet1.I5 Sheet1.B6:Sheet1.B6 Sheet1.C6:Sheet1.I6 Sheet1.B7:Sheet1.B7 Sheet1.C7:Sheet1.I7 Sheet1.B8:Sheet1.B8 Sheet1.C8:Sheet1.I8 Sheet1.B9:Sheet1.B9 Sheet1.C9:Sheet1.I9 Sheet1.B10:Sheet1.B10 Sheet1.C10:Sheet1.I10 Sheet1.B11:Sheet1.B11 Sheet1.C11:Sheet1.I11 Sheet1.B12:Sheet1.B12 Sheet1.C12:Sheet1.I12 Sheet1.B13:Sheet1.B13 Sheet1.C13:Sheet1.I13 Sheet1.B14:Sheet1.B14 Sheet1.C14:Sheet1.I14 Sheet1.B15:Sheet1.B15 Sheet1.C15:Sheet1.I1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in" svg:y="8.7764in">
            <draw:object draw:notify-on-update-of-ranges="Sheet1.B39:Sheet1.B39 Sheet1.C39:Sheet1.I39 Sheet1.B40:Sheet1.B40 Sheet1.C40:Sheet1.I40 Sheet1.B41:Sheet1.B41 Sheet1.C41:Sheet1.I41 Sheet1.B42:Sheet1.B42 Sheet1.C42:Sheet1.I42 Sheet1.B43:Sheet1.B43 Sheet1.C43:Sheet1.I43 Sheet1.B44:Sheet1.B44 Sheet1.C44:Sheet1.I44 Sheet1.B45:Sheet1.B45 Sheet1.C45:Sheet1.I45 Sheet1.B46:Sheet1.B46 Sheet1.C46:Sheet1.I46 Sheet1.B47:Sheet1.B47 Sheet1.C47:Sheet1.I47 Sheet1.B48:Sheet1.B48 Sheet1.C48:Sheet1.I48 Sheet1.B49:Sheet1.B49 Sheet1.C49:Sheet1.I49 Sheet1.B50:Sheet1.B50 Sheet1.C50:Sheet1.I50 Sheet1.B51:Sheet1.B51 Sheet1.C51:Sheet1.I5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number-columns-repeated="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1" office:value-type="string" table:number-columns-spanned="1" table:number-rows-spanned="6">
            <text:p>thread</text:p>
          </table:table-cell>
          <table:table-cell table:style-name="ce2" office:value-type="string">
            <text:p>1 dsl thread</text:p>
          </table:table-cell>
          <table:table-cell office:value-type="float" office:value="22.6722">
            <text:p>22.6722</text:p>
          </table:table-cell>
          <table:table-cell office:value-type="float" office:value="22.2156">
            <text:p>22.2156</text:p>
          </table:table-cell>
          <table:table-cell office:value-type="float" office:value="17">
            <text:p>17</text:p>
          </table:table-cell>
          <table:table-cell office:value-type="float" office:value="14.1067">
            <text:p>14.1067</text:p>
          </table:table-cell>
          <table:table-cell office:value-type="float" office:value="6.75238">
            <text:p>6.75238</text:p>
          </table:table-cell>
          <table:table-cell office:value-type="float" office:value="9.8456">
            <text:p>9.8456</text:p>
          </table:table-cell>
          <table:table-cell office:value-type="float" office:value="10.932">
            <text:p>10.932</text:p>
          </table:table-cell>
        </table:table-row>
        <table:table-row table:style-name="ro2">
          <table:covered-table-cell/>
          <table:table-cell table:style-name="ce2" office:value-type="string">
            <text:p>2 dsl thread</text:p>
          </table:table-cell>
          <table:table-cell office:value-type="float" office:value="30.0213">
            <text:p>30.0213</text:p>
          </table:table-cell>
          <table:table-cell office:value-type="float" office:value="30.8292">
            <text:p>30.8292</text:p>
          </table:table-cell>
          <table:table-cell office:value-type="float" office:value="24.9472">
            <text:p>24.9472</text:p>
          </table:table-cell>
          <table:table-cell office:value-type="float" office:value="24.4345">
            <text:p>24.4345</text:p>
          </table:table-cell>
          <table:table-cell office:value-type="float" office:value="14.2044">
            <text:p>14.2044</text:p>
          </table:table-cell>
          <table:table-cell office:value-type="float" office:value="19.2565">
            <text:p>19.2565</text:p>
          </table:table-cell>
          <table:table-cell office:value-type="float" office:value="20.4807">
            <text:p>20.4807</text:p>
          </table:table-cell>
        </table:table-row>
        <table:table-row table:style-name="ro2">
          <table:covered-table-cell/>
          <table:table-cell table:style-name="ce2" office:value-type="string">
            <text:p>3 dsl thread</text:p>
          </table:table-cell>
          <table:table-cell office:value-type="float" office:value="27.9678">
            <text:p>27.9678</text:p>
          </table:table-cell>
          <table:table-cell office:value-type="float" office:value="39.0036">
            <text:p>39.0036</text:p>
          </table:table-cell>
          <table:table-cell office:value-type="float" office:value="41.354">
            <text:p>41.354</text:p>
          </table:table-cell>
          <table:table-cell office:value-type="float" office:value="36.4488">
            <text:p>36.4488</text:p>
          </table:table-cell>
          <table:table-cell office:value-type="float" office:value="22.8068">
            <text:p>22.8068</text:p>
          </table:table-cell>
          <table:table-cell office:value-type="float" office:value="30.6374">
            <text:p>30.6374</text:p>
          </table:table-cell>
          <table:table-cell office:value-type="float" office:value="29.1674">
            <text:p>29.1674</text:p>
          </table:table-cell>
        </table:table-row>
        <table:table-row table:style-name="ro2">
          <table:covered-table-cell/>
          <table:table-cell table:style-name="ce2" office:value-type="string">
            <text:p>4 dsl thread</text:p>
          </table:table-cell>
          <table:table-cell/>
          <table:table-cell office:value-type="float" office:value="50.6274">
            <text:p>50.6274</text:p>
          </table:table-cell>
          <table:table-cell office:value-type="float" office:value="50.276">
            <text:p>50.276</text:p>
          </table:table-cell>
          <table:table-cell office:value-type="float" office:value="44.1392">
            <text:p>44.1392</text:p>
          </table:table-cell>
          <table:table-cell office:value-type="float" office:value="45.436">
            <text:p>45.436</text:p>
          </table:table-cell>
          <table:table-cell office:value-type="float" office:value="39.5942">
            <text:p>39.5942</text:p>
          </table:table-cell>
          <table:table-cell office:value-type="float" office:value="44.9171">
            <text:p>44.9171</text:p>
          </table:table-cell>
        </table:table-row>
        <table:table-row table:style-name="ro2">
          <table:covered-table-cell/>
          <table:table-cell table:style-name="ce2" office:value-type="string">
            <text:p>5 dsl thread</text:p>
          </table:table-cell>
          <table:table-cell/>
          <table:table-cell office:value-type="float" office:value="69.4722">
            <text:p>69.4722</text:p>
          </table:table-cell>
          <table:table-cell office:value-type="float" office:value="56.8056">
            <text:p>56.8056</text:p>
          </table:table-cell>
          <table:table-cell office:value-type="float" office:value="63.7202">
            <text:p>63.7202</text:p>
          </table:table-cell>
          <table:table-cell office:value-type="float" office:value="43.1881">
            <text:p>43.1881</text:p>
          </table:table-cell>
          <table:table-cell office:value-type="float" office:value="55.6569">
            <text:p>55.6569</text:p>
          </table:table-cell>
          <table:table-cell office:value-type="float" office:value="58.4497">
            <text:p>58.4497</text:p>
          </table:table-cell>
        </table:table-row>
        <table:table-row table:style-name="ro2">
          <table:covered-table-cell/>
          <table:table-cell table:style-name="ce2" office:value-type="string">
            <text:p>6 dsl thread</text:p>
          </table:table-cell>
          <table:table-cell/>
          <table:table-cell office:value-type="float" office:value="69.4722">
            <text:p>69.4722</text:p>
          </table:table-cell>
          <table:table-cell office:value-type="float" office:value="56.8056">
            <text:p>56.8056</text:p>
          </table:table-cell>
          <table:table-cell office:value-type="float" office:value="63.7202">
            <text:p>63.7202</text:p>
          </table:table-cell>
          <table:table-cell office:value-type="float" office:value="55.1777">
            <text:p>55.1777</text:p>
          </table:table-cell>
          <table:table-cell office:value-type="float" office:value="61.2556">
            <text:p>61.2556</text:p>
          </table:table-cell>
          <table:table-cell office:value-type="float" office:value="59.4722">
            <text:p>59.4722</text:p>
          </table:table-cell>
        </table:table-row>
        <table:table-row table:style-name="ro2">
          <table:table-cell table:style-name="ce1" office:value-type="string" table:number-columns-spanned="1" table:number-rows-spanned="6">
            <text:p>process</text:p>
          </table:table-cell>
          <table:table-cell table:style-name="ce2" office:value-type="string">
            <text:p>1 dsl process</text:p>
          </table:table-cell>
          <table:table-cell office:value-type="float" office:value="6.02576">
            <text:p>6.02576</text:p>
          </table:table-cell>
          <table:table-cell office:value-type="float" office:value="6.46323">
            <text:p>6.46323</text:p>
          </table:table-cell>
          <table:table-cell office:value-type="float" office:value="5.96501">
            <text:p>5.96501</text:p>
          </table:table-cell>
          <table:table-cell office:value-type="float" office:value="5.41331">
            <text:p>5.41331</text:p>
          </table:table-cell>
          <table:table-cell office:value-type="float" office:value="5.3574">
            <text:p>5.3574</text:p>
          </table:table-cell>
          <table:table-cell office:value-type="float" office:value="5.10647">
            <text:p>5.10647</text:p>
          </table:table-cell>
          <table:table-cell office:value-type="float" office:value="4.93347">
            <text:p>4.93347</text:p>
          </table:table-cell>
        </table:table-row>
        <table:table-row table:style-name="ro2">
          <table:covered-table-cell/>
          <table:table-cell table:style-name="ce2" office:value-type="string">
            <text:p>2 dsl process</text:p>
          </table:table-cell>
          <table:table-cell office:value-type="float" office:value="12.0871">
            <text:p>12.0871</text:p>
          </table:table-cell>
          <table:table-cell office:value-type="float" office:value="10.5343">
            <text:p>10.5343</text:p>
          </table:table-cell>
          <table:table-cell office:value-type="float" office:value="11.6956">
            <text:p>11.6956</text:p>
          </table:table-cell>
          <table:table-cell office:value-type="float" office:value="10.4312">
            <text:p>10.4312</text:p>
          </table:table-cell>
          <table:table-cell office:value-type="float" office:value="10.2458">
            <text:p>10.2458</text:p>
          </table:table-cell>
          <table:table-cell office:value-type="float" office:value="9.8857">
            <text:p>9.8857</text:p>
          </table:table-cell>
          <table:table-cell office:value-type="float" office:value="10.3931">
            <text:p>10.3931</text:p>
          </table:table-cell>
        </table:table-row>
        <table:table-row table:style-name="ro2">
          <table:covered-table-cell/>
          <table:table-cell table:style-name="ce2" office:value-type="string">
            <text:p>3 dsl process</text:p>
          </table:table-cell>
          <table:table-cell office:value-type="float" office:value="17.587">
            <text:p>17.587</text:p>
          </table:table-cell>
          <table:table-cell office:value-type="float" office:value="15.5457">
            <text:p>15.5457</text:p>
          </table:table-cell>
          <table:table-cell office:value-type="float" office:value="13.598">
            <text:p>13.598</text:p>
          </table:table-cell>
          <table:table-cell office:value-type="float" office:value="13.1218">
            <text:p>13.1218</text:p>
          </table:table-cell>
          <table:table-cell office:value-type="float" office:value="14.9075">
            <text:p>14.9075</text:p>
          </table:table-cell>
          <table:table-cell office:value-type="float" office:value="15.4538">
            <text:p>15.4538</text:p>
          </table:table-cell>
          <table:table-cell office:value-type="float" office:value="14.3785">
            <text:p>14.3785</text:p>
          </table:table-cell>
        </table:table-row>
        <table:table-row table:style-name="ro2">
          <table:covered-table-cell/>
          <table:table-cell table:style-name="ce2" office:value-type="string">
            <text:p>4 dsl process</text:p>
          </table:table-cell>
          <table:table-cell/>
          <table:table-cell office:value-type="float" office:value="23.9261">
            <text:p>23.9261</text:p>
          </table:table-cell>
          <table:table-cell office:value-type="float" office:value="23.2619">
            <text:p>23.2619</text:p>
          </table:table-cell>
          <table:table-cell office:value-type="float" office:value="16.5731">
            <text:p>16.5731</text:p>
          </table:table-cell>
          <table:table-cell office:value-type="float" office:value="24.4787">
            <text:p>24.4787</text:p>
          </table:table-cell>
          <table:table-cell office:value-type="float" office:value="18.7058">
            <text:p>18.7058</text:p>
          </table:table-cell>
          <table:table-cell office:value-type="float" office:value="20.0599">
            <text:p>20.0599</text:p>
          </table:table-cell>
        </table:table-row>
        <table:table-row table:style-name="ro2">
          <table:covered-table-cell/>
          <table:table-cell table:style-name="ce2" office:value-type="string">
            <text:p>5 dsl process</text:p>
          </table:table-cell>
          <table:table-cell/>
          <table:table-cell office:value-type="float" office:value="32.2037">
            <text:p>32.2037</text:p>
          </table:table-cell>
          <table:table-cell office:value-type="float" office:value="34.7312">
            <text:p>34.7312</text:p>
          </table:table-cell>
          <table:table-cell office:value-type="float" office:value="24.8148">
            <text:p>24.8148</text:p>
          </table:table-cell>
          <table:table-cell office:value-type="float" office:value="22.2889">
            <text:p>22.2889</text:p>
          </table:table-cell>
          <table:table-cell office:value-type="float" office:value="27.9597">
            <text:p>27.9597</text:p>
          </table:table-cell>
          <table:table-cell office:value-type="float" office:value="27.8588">
            <text:p>27.8588</text:p>
          </table:table-cell>
        </table:table-row>
        <table:table-row table:style-name="ro2">
          <table:covered-table-cell/>
          <table:table-cell table:style-name="ce2" office:value-type="string">
            <text:p>6 dsl process</text:p>
          </table:table-cell>
          <table:table-cell/>
          <table:table-cell office:value-type="float" office:value="32.2037">
            <text:p>32.2037</text:p>
          </table:table-cell>
          <table:table-cell office:value-type="float" office:value="34.7312">
            <text:p>34.7312</text:p>
          </table:table-cell>
          <table:table-cell office:value-type="float" office:value="24.8148">
            <text:p>24.8148</text:p>
          </table:table-cell>
          <table:table-cell office:value-type="float" office:value="26.6865">
            <text:p>26.6865</text:p>
          </table:table-cell>
          <table:table-cell office:value-type="float" office:value="26.8858">
            <text:p>26.8858</text:p>
          </table:table-cell>
          <table:table-cell office:value-type="float" office:value="26.867">
            <text:p>26.867</text:p>
          </table:table-cell>
        </table:table-row>
        <table:table-row table:style-name="ro1" table:number-rows-repeated="22">
          <table:table-cell table:number-columns-repeated="9"/>
        </table:table-row>
        <table:table-row table:style-name="ro3">
          <table:table-cell table:number-columns-repeated="9"/>
        </table:table-row>
        <table:table-row table:style-name="ro1">
          <table:table-cell/>
          <table:table-cell/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8">
            <text:p>48</text:p>
          </table:table-cell>
        </table:table-row>
        <table:table-row table:style-name="ro2">
          <table:table-cell table:style-name="ce1" office:value-type="string" table:number-columns-spanned="1" table:number-rows-spanned="6">
            <text:p>thread</text:p>
          </table:table-cell>
          <table:table-cell table:style-name="ce2" office:value-type="string">
            <text:p>1 dsl thread</text:p>
          </table:table-cell>
          <table:table-cell office:value-type="float" office:value="10.4752">
            <text:p>10.4752</text:p>
          </table:table-cell>
          <table:table-cell office:value-type="float" office:value="8.56885">
            <text:p>8.56885</text:p>
          </table:table-cell>
          <table:table-cell office:value-type="float" office:value="7.80685">
            <text:p>7.80685</text:p>
          </table:table-cell>
          <table:table-cell office:value-type="float" office:value="7.16173">
            <text:p>7.16173</text:p>
          </table:table-cell>
          <table:table-cell office:value-type="float" office:value="6.75181">
            <text:p>6.75181</text:p>
          </table:table-cell>
          <table:table-cell office:value-type="float" office:value="6.57305">
            <text:p>6.57305</text:p>
          </table:table-cell>
          <table:table-cell office:value-type="float" office:value="6.45446">
            <text:p>6.45446</text:p>
          </table:table-cell>
        </table:table-row>
        <table:table-row table:style-name="ro2">
          <table:covered-table-cell/>
          <table:table-cell table:style-name="ce2" office:value-type="string">
            <text:p>2 dsl thread</text:p>
          </table:table-cell>
          <table:table-cell office:value-type="float" office:value="11.1277">
            <text:p>11.1277</text:p>
          </table:table-cell>
          <table:table-cell office:value-type="float" office:value="16.3838">
            <text:p>16.3838</text:p>
          </table:table-cell>
          <table:table-cell office:value-type="float" office:value="14.1397">
            <text:p>14.1397</text:p>
          </table:table-cell>
          <table:table-cell office:value-type="float" office:value="13.9314">
            <text:p>13.9314</text:p>
          </table:table-cell>
          <table:table-cell office:value-type="float" office:value="13.2805">
            <text:p>13.2805</text:p>
          </table:table-cell>
          <table:table-cell office:value-type="float" office:value="13.054">
            <text:p>13.054</text:p>
          </table:table-cell>
          <table:table-cell office:value-type="float" office:value="12.71">
            <text:p>12.71</text:p>
          </table:table-cell>
        </table:table-row>
        <table:table-row table:style-name="ro2">
          <table:covered-table-cell/>
          <table:table-cell table:style-name="ce2" office:value-type="string">
            <text:p>3 dsl thread</text:p>
          </table:table-cell>
          <table:table-cell office:value-type="float" office:value="8.79644">
            <text:p>8.79644</text:p>
          </table:table-cell>
          <table:table-cell office:value-type="float" office:value="17.3399">
            <text:p>17.3399</text:p>
          </table:table-cell>
          <table:table-cell office:value-type="float" office:value="19.9708">
            <text:p>19.9708</text:p>
          </table:table-cell>
          <table:table-cell office:value-type="float" office:value="20.6134">
            <text:p>20.6134</text:p>
          </table:table-cell>
          <table:table-cell office:value-type="float" office:value="19.3501">
            <text:p>19.3501</text:p>
          </table:table-cell>
          <table:table-cell office:value-type="float" office:value="19.1685">
            <text:p>19.1685</text:p>
          </table:table-cell>
          <table:table-cell office:value-type="float" office:value="18.8703">
            <text:p>18.8703</text:p>
          </table:table-cell>
        </table:table-row>
        <table:table-row table:style-name="ro2">
          <table:covered-table-cell/>
          <table:table-cell table:style-name="ce2" office:value-type="string">
            <text:p>4 dsl thread</text:p>
          </table:table-cell>
          <table:table-cell/>
          <table:table-cell office:value-type="float" office:value="16.2159">
            <text:p>16.2159</text:p>
          </table:table-cell>
          <table:table-cell office:value-type="float" office:value="20.0536">
            <text:p>20.0536</text:p>
          </table:table-cell>
          <table:table-cell office:value-type="float" office:value="26.6224">
            <text:p>26.6224</text:p>
          </table:table-cell>
          <table:table-cell office:value-type="float" office:value="30.8401">
            <text:p>30.8401</text:p>
          </table:table-cell>
          <table:table-cell office:value-type="float" office:value="25.6014">
            <text:p>25.6014</text:p>
          </table:table-cell>
          <table:table-cell office:value-type="float" office:value="24.4758">
            <text:p>24.4758</text:p>
          </table:table-cell>
        </table:table-row>
        <table:table-row table:style-name="ro2">
          <table:covered-table-cell/>
          <table:table-cell table:style-name="ce2" office:value-type="string">
            <text:p>5 dsl thread</text:p>
          </table:table-cell>
          <table:table-cell/>
          <table:table-cell office:value-type="float" office:value="13.0163">
            <text:p>13.0163</text:p>
          </table:table-cell>
          <table:table-cell office:value-type="float" office:value="19.3159">
            <text:p>19.3159</text:p>
          </table:table-cell>
          <table:table-cell office:value-type="float" office:value="25.9701">
            <text:p>25.9701</text:p>
          </table:table-cell>
          <table:table-cell office:value-type="float" office:value="30.2646">
            <text:p>30.2646</text:p>
          </table:table-cell>
          <table:table-cell office:value-type="float" office:value="35.9181">
            <text:p>35.9181</text:p>
          </table:table-cell>
          <table:table-cell office:value-type="float" office:value="36.6508">
            <text:p>36.6508</text:p>
          </table:table-cell>
        </table:table-row>
        <table:table-row table:style-name="ro2">
          <table:covered-table-cell/>
          <table:table-cell table:style-name="ce2" office:value-type="string">
            <text:p>6 dsl thread</text:p>
          </table:table-cell>
          <table:table-cell/>
          <table:table-cell office:value-type="float" office:value="13.0163">
            <text:p>13.0163</text:p>
          </table:table-cell>
          <table:table-cell office:value-type="float" office:value="19.3159">
            <text:p>19.3159</text:p>
          </table:table-cell>
          <table:table-cell office:value-type="float" office:value="25.9701">
            <text:p>25.9701</text:p>
          </table:table-cell>
          <table:table-cell office:value-type="float" office:value="32.6329">
            <text:p>32.6329</text:p>
          </table:table-cell>
          <table:table-cell office:value-type="float" office:value="35.9254">
            <text:p>35.9254</text:p>
          </table:table-cell>
          <table:table-cell office:value-type="float" office:value="36.5585">
            <text:p>36.5585</text:p>
          </table:table-cell>
        </table:table-row>
        <table:table-row table:style-name="ro2">
          <table:table-cell table:style-name="ce1" office:value-type="string" table:number-columns-spanned="1" table:number-rows-spanned="6">
            <text:p>process</text:p>
          </table:table-cell>
          <table:table-cell table:style-name="ce2" office:value-type="string">
            <text:p>1 dsl process</text:p>
          </table:table-cell>
          <table:table-cell office:value-type="float" office:value="10.1987">
            <text:p>10.1987</text:p>
          </table:table-cell>
          <table:table-cell office:value-type="float" office:value="8.67422">
            <text:p>8.67422</text:p>
          </table:table-cell>
          <table:table-cell office:value-type="float" office:value="7.84792">
            <text:p>7.84792</text:p>
          </table:table-cell>
          <table:table-cell office:value-type="float" office:value="7.12592">
            <text:p>7.12592</text:p>
          </table:table-cell>
          <table:table-cell office:value-type="float" office:value="7.09534">
            <text:p>7.09534</text:p>
          </table:table-cell>
          <table:table-cell office:value-type="float" office:value="6.66902">
            <text:p>6.66902</text:p>
          </table:table-cell>
          <table:table-cell office:value-type="float" office:value="6.47962">
            <text:p>6.47962</text:p>
          </table:table-cell>
        </table:table-row>
        <table:table-row table:style-name="ro2">
          <table:covered-table-cell/>
          <table:table-cell table:style-name="ce2" office:value-type="string">
            <text:p>2 dsl process</text:p>
          </table:table-cell>
          <table:table-cell office:value-type="float" office:value="11.0775">
            <text:p>11.0775</text:p>
          </table:table-cell>
          <table:table-cell office:value-type="float" office:value="16.7248">
            <text:p>16.7248</text:p>
          </table:table-cell>
          <table:table-cell office:value-type="float" office:value="14.0197">
            <text:p>14.0197</text:p>
          </table:table-cell>
          <table:table-cell office:value-type="float" office:value="13.9466">
            <text:p>13.9466</text:p>
          </table:table-cell>
          <table:table-cell office:value-type="float" office:value="13.9339">
            <text:p>13.9339</text:p>
          </table:table-cell>
          <table:table-cell office:value-type="float" office:value="13.1912">
            <text:p>13.1912</text:p>
          </table:table-cell>
          <table:table-cell office:value-type="float" office:value="12.6278">
            <text:p>12.6278</text:p>
          </table:table-cell>
        </table:table-row>
        <table:table-row table:style-name="ro2">
          <table:covered-table-cell/>
          <table:table-cell table:style-name="ce2" office:value-type="string">
            <text:p>3 dsl process</text:p>
          </table:table-cell>
          <table:table-cell office:value-type="float" office:value="8.68949">
            <text:p>8.68949</text:p>
          </table:table-cell>
          <table:table-cell office:value-type="float" office:value="17.5552">
            <text:p>17.5552</text:p>
          </table:table-cell>
          <table:table-cell office:value-type="float" office:value="19.189">
            <text:p>19.189</text:p>
          </table:table-cell>
          <table:table-cell office:value-type="float" office:value="19.7841">
            <text:p>19.7841</text:p>
          </table:table-cell>
          <table:table-cell office:value-type="float" office:value="19.1784">
            <text:p>19.1784</text:p>
          </table:table-cell>
          <table:table-cell office:value-type="float" office:value="19.4843">
            <text:p>19.4843</text:p>
          </table:table-cell>
          <table:table-cell office:value-type="float" office:value="18.982">
            <text:p>18.982</text:p>
          </table:table-cell>
        </table:table-row>
        <table:table-row table:style-name="ro2">
          <table:covered-table-cell/>
          <table:table-cell table:style-name="ce2" office:value-type="string">
            <text:p>4 dsl process</text:p>
          </table:table-cell>
          <table:table-cell/>
          <table:table-cell office:value-type="float" office:value="16.1975">
            <text:p>16.1975</text:p>
          </table:table-cell>
          <table:table-cell office:value-type="float" office:value="19.931">
            <text:p>19.931</text:p>
          </table:table-cell>
          <table:table-cell office:value-type="float" office:value="26.0021">
            <text:p>26.0021</text:p>
          </table:table-cell>
          <table:table-cell office:value-type="float" office:value="31.1969">
            <text:p>31.1969</text:p>
          </table:table-cell>
          <table:table-cell office:value-type="float" office:value="25.8666">
            <text:p>25.8666</text:p>
          </table:table-cell>
          <table:table-cell office:value-type="float" office:value="24.1033">
            <text:p>24.1033</text:p>
          </table:table-cell>
        </table:table-row>
        <table:table-row table:style-name="ro2">
          <table:covered-table-cell/>
          <table:table-cell table:style-name="ce2" office:value-type="string">
            <text:p>5 dsl process</text:p>
          </table:table-cell>
          <table:table-cell/>
          <table:table-cell office:value-type="float" office:value="13.0714">
            <text:p>13.0714</text:p>
          </table:table-cell>
          <table:table-cell office:value-type="float" office:value="19.2762">
            <text:p>19.2762</text:p>
          </table:table-cell>
          <table:table-cell office:value-type="float" office:value="25.438">
            <text:p>25.438</text:p>
          </table:table-cell>
          <table:table-cell office:value-type="float" office:value="30.8697">
            <text:p>30.8697</text:p>
          </table:table-cell>
          <table:table-cell office:value-type="float" office:value="36.7034">
            <text:p>36.7034</text:p>
          </table:table-cell>
          <table:table-cell office:value-type="float" office:value="35.0548">
            <text:p>35.0548</text:p>
          </table:table-cell>
        </table:table-row>
        <table:table-row table:style-name="ro2">
          <table:covered-table-cell/>
          <table:table-cell table:style-name="ce2" office:value-type="string">
            <text:p>6 dsl process</text:p>
          </table:table-cell>
          <table:table-cell/>
          <table:table-cell office:value-type="float" office:value="13.0714">
            <text:p>13.0714</text:p>
          </table:table-cell>
          <table:table-cell office:value-type="float" office:value="19.2762">
            <text:p>19.2762</text:p>
          </table:table-cell>
          <table:table-cell office:value-type="float" office:value="25.438">
            <text:p>25.438</text:p>
          </table:table-cell>
          <table:table-cell office:value-type="float" office:value="32.6219">
            <text:p>32.6219</text:p>
          </table:table-cell>
          <table:table-cell office:value-type="float" office:value="36.8993">
            <text:p>36.8993</text:p>
          </table:table-cell>
          <table:table-cell office:value-type="float" office:value="36.6437">
            <text:p>36.6437</text:p>
          </table:table-cell>
        </table:table-row>
        <table:table-row table:style-name="ro1" table:number-rows-repeated="10485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rvini </meta:initial-creator>
    <meta:creation-date>2013-11-20T23:16:20</meta:creation-date>
    <dc:date>2013-11-21T16:22:37</dc:date>
    <dc:creator>cervini </dc:creator>
    <meta:editing-duration>PT1H24M30S</meta:editing-duration>
    <meta:editing-cycles>54</meta:editing-cycles>
    <meta:generator>LibreOffice/3.5$Linux_X86_64 LibreOffice_project/350m1$Build-2</meta:generator>
    <meta:document-statistic meta:table-count="3" meta:cell-count="19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5.992cm" svg:height="9.005cm" xlink:href=".." xlink:type="simple" chart:class="chart:line" chart:style-name="ch1">
        <chart:subtitle svg:x="7.251cm" svg:y="0.495cm" chart:style-name="ch2">
          <text:p>oneway</text:p>
        </chart:subtitle>
        <chart:legend chart:legend-position="end" svg:x="12.584cm" svg:y="1.464cm" style:legend-expansion="high" chart:style-name="ch3"/>
        <chart:plot-area chart:style-name="ch4" table:cell-range-address="Sheet1.B3:Sheet1.I15" chart:data-source-has-labels="both" svg:x="1.33cm" svg:y="1.538cm" svg:width="10.616cm" svg:height="6.306cm">
          <chartooo:coordinate-region svg:x="1.951cm" svg:y="1.737cm" svg:width="9.808cm" svg:height="5.46cm"/>
          <chart:axis chart:dimension="x" chart:name="primary-x" chart:style-name="ch5" chartooo:axis-type="auto">
            <chartooo:date-scale/>
            <chart:title svg:x="5.337cm" svg:y="8.024cm" chart:style-name="ch6">
              <text:p>Number of nodes</text:p>
            </chart:title>
            <chart:categories table:cell-range-address="Sheet1.C3:Sheet1.I3"/>
          </chart:axis>
          <chart:axis chart:dimension="y" chart:name="primary-y" chart:style-name="ch5">
            <chart:title svg:x="0.451cm" svg:y="6.243cm" chart:style-name="ch7">
              <text:p>Throughput (Mops/s)</text:p>
            </chart:title>
            <chart:grid chart:style-name="ch8" chart:class="major"/>
          </chart:axis>
          <chart:series chart:style-name="ch9" chart:values-cell-range-address="Sheet1.C4:Sheet1.I4" chart:label-cell-address="Sheet1.B4:Sheet1.B4" chart:class="chart:line">
            <chart:data-point chart:repeated="7"/>
          </chart:series>
          <chart:series chart:style-name="ch10" chart:values-cell-range-address="Sheet1.C5:Sheet1.I5" chart:label-cell-address="Sheet1.B5:Sheet1.B5" chart:class="chart:line">
            <chart:data-point chart:repeated="7"/>
          </chart:series>
          <chart:series chart:style-name="ch11" chart:values-cell-range-address="Sheet1.C6:Sheet1.I6" chart:label-cell-address="Sheet1.B6:Sheet1.B6" chart:class="chart:line">
            <chart:data-point chart:repeated="7"/>
          </chart:series>
          <chart:series chart:style-name="ch12" chart:values-cell-range-address="Sheet1.C7:Sheet1.I7" chart:label-cell-address="Sheet1.B7:Sheet1.B7" chart:class="chart:line">
            <chart:data-point chart:repeated="7"/>
          </chart:series>
          <chart:series chart:style-name="ch13" chart:values-cell-range-address="Sheet1.C8:Sheet1.I8" chart:label-cell-address="Sheet1.B8:Sheet1.B8" chart:class="chart:line">
            <chart:data-point chart:repeated="7"/>
          </chart:series>
          <chart:series chart:style-name="ch14" chart:values-cell-range-address="Sheet1.C9:Sheet1.I9" chart:label-cell-address="Sheet1.B9:Sheet1.B9" chart:class="chart:line">
            <chart:data-point chart:repeated="7"/>
          </chart:series>
          <chart:series chart:style-name="ch15" chart:values-cell-range-address="Sheet1.C10:Sheet1.I10" chart:label-cell-address="Sheet1.B10:Sheet1.B10" chart:class="chart:line">
            <chart:data-point chart:repeated="7"/>
          </chart:series>
          <chart:series chart:style-name="ch16" chart:values-cell-range-address="Sheet1.C11:Sheet1.I11" chart:label-cell-address="Sheet1.B11:Sheet1.B11" chart:class="chart:line">
            <chart:data-point chart:repeated="7"/>
          </chart:series>
          <chart:series chart:style-name="ch17" chart:values-cell-range-address="Sheet1.C12:Sheet1.I12" chart:label-cell-address="Sheet1.B12:Sheet1.B12" chart:class="chart:line">
            <chart:data-point chart:repeated="7"/>
          </chart:series>
          <chart:series chart:style-name="ch18" chart:values-cell-range-address="Sheet1.C13:Sheet1.I13" chart:label-cell-address="Sheet1.B13:Sheet1.B13" chart:class="chart:line">
            <chart:data-point chart:repeated="7"/>
          </chart:series>
          <chart:series chart:style-name="ch19" chart:values-cell-range-address="Sheet1.C14:Sheet1.I14" chart:label-cell-address="Sheet1.B14:Sheet1.B14" chart:class="chart:line">
            <chart:data-point chart:repeated="7"/>
          </chart:series>
          <chart:series chart:style-name="ch20" chart:values-cell-range-address="Sheet1.C15:Sheet1.I15" chart:label-cell-address="Sheet1.B15:Sheet1.B15" chart:class="chart:line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C3:Sheet1.I3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1 dsl thread</text:p>
                <draw:g>
                  <svg:desc>Sheet1.B4:Sheet1.B4</svg:desc>
                </draw:g>
              </table:table-cell>
              <table:table-cell office:value-type="float" office:value="22.6722">
                <text:p>22.6722</text:p>
                <draw:g>
                  <svg:desc>Sheet1.C4:Sheet1.I4</svg:desc>
                </draw:g>
              </table:table-cell>
              <table:table-cell office:value-type="float" office:value="22.2156">
                <text:p>22.2156</text:p>
              </table:table-cell>
              <table:table-cell office:value-type="float" office:value="17">
                <text:p>17</text:p>
              </table:table-cell>
              <table:table-cell office:value-type="float" office:value="14.1067">
                <text:p>14.1067</text:p>
              </table:table-cell>
              <table:table-cell office:value-type="float" office:value="6.75238">
                <text:p>6.75238</text:p>
              </table:table-cell>
              <table:table-cell office:value-type="float" office:value="9.8456">
                <text:p>9.8456</text:p>
              </table:table-cell>
              <table:table-cell office:value-type="float" office:value="10.932">
                <text:p>10.932</text:p>
              </table:table-cell>
            </table:table-row>
            <table:table-row>
              <table:table-cell office:value-type="string">
                <text:p>2 dsl thread</text:p>
                <draw:g>
                  <svg:desc>Sheet1.B5:Sheet1.B5</svg:desc>
                </draw:g>
              </table:table-cell>
              <table:table-cell office:value-type="float" office:value="30.0213">
                <text:p>30.0213</text:p>
                <draw:g>
                  <svg:desc>Sheet1.C5:Sheet1.I5</svg:desc>
                </draw:g>
              </table:table-cell>
              <table:table-cell office:value-type="float" office:value="30.8292">
                <text:p>30.8292</text:p>
              </table:table-cell>
              <table:table-cell office:value-type="float" office:value="24.9472">
                <text:p>24.9472</text:p>
              </table:table-cell>
              <table:table-cell office:value-type="float" office:value="24.4345">
                <text:p>24.4345</text:p>
              </table:table-cell>
              <table:table-cell office:value-type="float" office:value="14.2044">
                <text:p>14.2044</text:p>
              </table:table-cell>
              <table:table-cell office:value-type="float" office:value="19.2565">
                <text:p>19.2565</text:p>
              </table:table-cell>
              <table:table-cell office:value-type="float" office:value="20.4807">
                <text:p>20.4807</text:p>
              </table:table-cell>
            </table:table-row>
            <table:table-row>
              <table:table-cell office:value-type="string">
                <text:p>3 dsl thread</text:p>
                <draw:g>
                  <svg:desc>Sheet1.B6:Sheet1.B6</svg:desc>
                </draw:g>
              </table:table-cell>
              <table:table-cell office:value-type="float" office:value="27.9678">
                <text:p>27.9678</text:p>
                <draw:g>
                  <svg:desc>Sheet1.C6:Sheet1.I6</svg:desc>
                </draw:g>
              </table:table-cell>
              <table:table-cell office:value-type="float" office:value="39.0036">
                <text:p>39.0036</text:p>
              </table:table-cell>
              <table:table-cell office:value-type="float" office:value="41.354">
                <text:p>41.354</text:p>
              </table:table-cell>
              <table:table-cell office:value-type="float" office:value="36.4488">
                <text:p>36.4488</text:p>
              </table:table-cell>
              <table:table-cell office:value-type="float" office:value="22.8068">
                <text:p>22.8068</text:p>
              </table:table-cell>
              <table:table-cell office:value-type="float" office:value="30.6374">
                <text:p>30.6374</text:p>
              </table:table-cell>
              <table:table-cell office:value-type="float" office:value="29.1674">
                <text:p>29.1674</text:p>
              </table:table-cell>
            </table:table-row>
            <table:table-row>
              <table:table-cell office:value-type="string">
                <text:p>4 dsl thread</text:p>
                <draw:g>
                  <svg:desc>Sheet1.B7:Sheet1.B7</svg:desc>
                </draw:g>
              </table:table-cell>
              <table:table-cell office:value-type="float" office:value="NaN">
                <text:p>NaN</text:p>
                <draw:g>
                  <svg:desc>Sheet1.C7:Sheet1.I7</svg:desc>
                </draw:g>
              </table:table-cell>
              <table:table-cell office:value-type="float" office:value="50.6274">
                <text:p>50.6274</text:p>
              </table:table-cell>
              <table:table-cell office:value-type="float" office:value="50.276">
                <text:p>50.276</text:p>
              </table:table-cell>
              <table:table-cell office:value-type="float" office:value="44.1392">
                <text:p>44.1392</text:p>
              </table:table-cell>
              <table:table-cell office:value-type="float" office:value="45.436">
                <text:p>45.436</text:p>
              </table:table-cell>
              <table:table-cell office:value-type="float" office:value="39.5942">
                <text:p>39.5942</text:p>
              </table:table-cell>
              <table:table-cell office:value-type="float" office:value="44.9171">
                <text:p>44.9171</text:p>
              </table:table-cell>
            </table:table-row>
            <table:table-row>
              <table:table-cell office:value-type="string">
                <text:p>5 dsl thread</text:p>
                <draw:g>
                  <svg:desc>Sheet1.B8:Sheet1.B8</svg:desc>
                </draw:g>
              </table:table-cell>
              <table:table-cell office:value-type="float" office:value="NaN">
                <text:p>NaN</text:p>
                <draw:g>
                  <svg:desc>Sheet1.C8:Sheet1.I8</svg:desc>
                </draw:g>
              </table:table-cell>
              <table:table-cell office:value-type="float" office:value="69.4722">
                <text:p>69.4722</text:p>
              </table:table-cell>
              <table:table-cell office:value-type="float" office:value="56.8056">
                <text:p>56.8056</text:p>
              </table:table-cell>
              <table:table-cell office:value-type="float" office:value="63.7202">
                <text:p>63.7202</text:p>
              </table:table-cell>
              <table:table-cell office:value-type="float" office:value="43.1881">
                <text:p>43.1881</text:p>
              </table:table-cell>
              <table:table-cell office:value-type="float" office:value="55.6569">
                <text:p>55.6569</text:p>
              </table:table-cell>
              <table:table-cell office:value-type="float" office:value="58.4497">
                <text:p>58.4497</text:p>
              </table:table-cell>
            </table:table-row>
            <table:table-row>
              <table:table-cell office:value-type="string">
                <text:p>6 dsl thread</text:p>
                <draw:g>
                  <svg:desc>Sheet1.B9:Sheet1.B9</svg:desc>
                </draw:g>
              </table:table-cell>
              <table:table-cell office:value-type="float" office:value="NaN">
                <text:p>NaN</text:p>
                <draw:g>
                  <svg:desc>Sheet1.C9:Sheet1.I9</svg:desc>
                </draw:g>
              </table:table-cell>
              <table:table-cell office:value-type="float" office:value="69.4722">
                <text:p>69.4722</text:p>
              </table:table-cell>
              <table:table-cell office:value-type="float" office:value="56.8056">
                <text:p>56.8056</text:p>
              </table:table-cell>
              <table:table-cell office:value-type="float" office:value="63.7202">
                <text:p>63.7202</text:p>
              </table:table-cell>
              <table:table-cell office:value-type="float" office:value="55.1777">
                <text:p>55.1777</text:p>
              </table:table-cell>
              <table:table-cell office:value-type="float" office:value="61.2556">
                <text:p>61.2556</text:p>
              </table:table-cell>
              <table:table-cell office:value-type="float" office:value="59.4722">
                <text:p>59.4722</text:p>
              </table:table-cell>
            </table:table-row>
            <table:table-row>
              <table:table-cell office:value-type="string">
                <text:p>1 dsl process</text:p>
                <draw:g>
                  <svg:desc>Sheet1.B10:Sheet1.B10</svg:desc>
                </draw:g>
              </table:table-cell>
              <table:table-cell office:value-type="float" office:value="6.02576">
                <text:p>6.02576</text:p>
                <draw:g>
                  <svg:desc>Sheet1.C10:Sheet1.I10</svg:desc>
                </draw:g>
              </table:table-cell>
              <table:table-cell office:value-type="float" office:value="6.46323">
                <text:p>6.46323</text:p>
              </table:table-cell>
              <table:table-cell office:value-type="float" office:value="5.96501">
                <text:p>5.96501</text:p>
              </table:table-cell>
              <table:table-cell office:value-type="float" office:value="5.41331">
                <text:p>5.41331</text:p>
              </table:table-cell>
              <table:table-cell office:value-type="float" office:value="5.3574">
                <text:p>5.3574</text:p>
              </table:table-cell>
              <table:table-cell office:value-type="float" office:value="5.10647">
                <text:p>5.10647</text:p>
              </table:table-cell>
              <table:table-cell office:value-type="float" office:value="4.93347">
                <text:p>4.93347</text:p>
              </table:table-cell>
            </table:table-row>
            <table:table-row>
              <table:table-cell office:value-type="string">
                <text:p>2 dsl process</text:p>
                <draw:g>
                  <svg:desc>Sheet1.B11:Sheet1.B11</svg:desc>
                </draw:g>
              </table:table-cell>
              <table:table-cell office:value-type="float" office:value="12.0871">
                <text:p>12.0871</text:p>
                <draw:g>
                  <svg:desc>Sheet1.C11:Sheet1.I11</svg:desc>
                </draw:g>
              </table:table-cell>
              <table:table-cell office:value-type="float" office:value="10.5343">
                <text:p>10.5343</text:p>
              </table:table-cell>
              <table:table-cell office:value-type="float" office:value="11.6956">
                <text:p>11.6956</text:p>
              </table:table-cell>
              <table:table-cell office:value-type="float" office:value="10.4312">
                <text:p>10.4312</text:p>
              </table:table-cell>
              <table:table-cell office:value-type="float" office:value="10.2458">
                <text:p>10.2458</text:p>
              </table:table-cell>
              <table:table-cell office:value-type="float" office:value="9.8857">
                <text:p>9.8857</text:p>
              </table:table-cell>
              <table:table-cell office:value-type="float" office:value="10.3931">
                <text:p>10.3931</text:p>
              </table:table-cell>
            </table:table-row>
            <table:table-row>
              <table:table-cell office:value-type="string">
                <text:p>3 dsl process</text:p>
                <draw:g>
                  <svg:desc>Sheet1.B12:Sheet1.B12</svg:desc>
                </draw:g>
              </table:table-cell>
              <table:table-cell office:value-type="float" office:value="17.587">
                <text:p>17.587</text:p>
                <draw:g>
                  <svg:desc>Sheet1.C12:Sheet1.I12</svg:desc>
                </draw:g>
              </table:table-cell>
              <table:table-cell office:value-type="float" office:value="15.5457">
                <text:p>15.5457</text:p>
              </table:table-cell>
              <table:table-cell office:value-type="float" office:value="13.598">
                <text:p>13.598</text:p>
              </table:table-cell>
              <table:table-cell office:value-type="float" office:value="13.1218">
                <text:p>13.1218</text:p>
              </table:table-cell>
              <table:table-cell office:value-type="float" office:value="14.9075">
                <text:p>14.9075</text:p>
              </table:table-cell>
              <table:table-cell office:value-type="float" office:value="15.4538">
                <text:p>15.4538</text:p>
              </table:table-cell>
              <table:table-cell office:value-type="float" office:value="14.3785">
                <text:p>14.3785</text:p>
              </table:table-cell>
            </table:table-row>
            <table:table-row>
              <table:table-cell office:value-type="string">
                <text:p>4 dsl process</text:p>
                <draw:g>
                  <svg:desc>Sheet1.B13:Sheet1.B13</svg:desc>
                </draw:g>
              </table:table-cell>
              <table:table-cell office:value-type="float" office:value="NaN">
                <text:p>NaN</text:p>
                <draw:g>
                  <svg:desc>Sheet1.C13:Sheet1.I13</svg:desc>
                </draw:g>
              </table:table-cell>
              <table:table-cell office:value-type="float" office:value="23.9261">
                <text:p>23.9261</text:p>
              </table:table-cell>
              <table:table-cell office:value-type="float" office:value="23.2619">
                <text:p>23.2619</text:p>
              </table:table-cell>
              <table:table-cell office:value-type="float" office:value="16.5731">
                <text:p>16.5731</text:p>
              </table:table-cell>
              <table:table-cell office:value-type="float" office:value="24.4787">
                <text:p>24.4787</text:p>
              </table:table-cell>
              <table:table-cell office:value-type="float" office:value="18.7058">
                <text:p>18.7058</text:p>
              </table:table-cell>
              <table:table-cell office:value-type="float" office:value="20.0599">
                <text:p>20.0599</text:p>
              </table:table-cell>
            </table:table-row>
            <table:table-row>
              <table:table-cell office:value-type="string">
                <text:p>5 dsl process</text:p>
                <draw:g>
                  <svg:desc>Sheet1.B14:Sheet1.B14</svg:desc>
                </draw:g>
              </table:table-cell>
              <table:table-cell office:value-type="float" office:value="NaN">
                <text:p>NaN</text:p>
                <draw:g>
                  <svg:desc>Sheet1.C14:Sheet1.I14</svg:desc>
                </draw:g>
              </table:table-cell>
              <table:table-cell office:value-type="float" office:value="32.2037">
                <text:p>32.2037</text:p>
              </table:table-cell>
              <table:table-cell office:value-type="float" office:value="34.7312">
                <text:p>34.7312</text:p>
              </table:table-cell>
              <table:table-cell office:value-type="float" office:value="24.8148">
                <text:p>24.8148</text:p>
              </table:table-cell>
              <table:table-cell office:value-type="float" office:value="22.2889">
                <text:p>22.2889</text:p>
              </table:table-cell>
              <table:table-cell office:value-type="float" office:value="27.9597">
                <text:p>27.9597</text:p>
              </table:table-cell>
              <table:table-cell office:value-type="float" office:value="27.8588">
                <text:p>27.8588</text:p>
              </table:table-cell>
            </table:table-row>
            <table:table-row>
              <table:table-cell office:value-type="string">
                <text:p>6 dsl process</text:p>
                <draw:g>
                  <svg:desc>Sheet1.B15:Sheet1.B15</svg:desc>
                </draw:g>
              </table:table-cell>
              <table:table-cell office:value-type="float" office:value="NaN">
                <text:p>NaN</text:p>
                <draw:g>
                  <svg:desc>Sheet1.C15:Sheet1.I15</svg:desc>
                </draw:g>
              </table:table-cell>
              <table:table-cell office:value-type="float" office:value="32.2037">
                <text:p>32.2037</text:p>
              </table:table-cell>
              <table:table-cell office:value-type="float" office:value="34.7312">
                <text:p>34.7312</text:p>
              </table:table-cell>
              <table:table-cell office:value-type="float" office:value="24.8148">
                <text:p>24.8148</text:p>
              </table:table-cell>
              <table:table-cell office:value-type="float" office:value="26.6865">
                <text:p>26.6865</text:p>
              </table:table-cell>
              <table:table-cell office:value-type="float" office:value="26.8858">
                <text:p>26.8858</text:p>
              </table:table-cell>
              <table:table-cell office:value-type="float" office:value="26.867">
                <text:p>26.8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subtitle svg:x="7.096cm" svg:y="0.495cm" chart:style-name="ch2">
          <text:p>Roundtrip</text:p>
        </chart:subtitle>
        <chart:legend chart:legend-position="end" svg:x="12.592cm" svg:y="1.462cm" style:legend-expansion="high" chart:style-name="ch3"/>
        <chart:plot-area chart:style-name="ch4" table:cell-range-address="Sheet1.B39:Sheet1.I51" chart:data-source-has-labels="both" svg:x="1.331cm" svg:y="1.538cm" svg:width="10.621cm" svg:height="6.301cm">
          <chartooo:coordinate-region svg:x="1.952cm" svg:y="1.737cm" svg:width="9.813cm" svg:height="5.455cm"/>
          <chart:axis chart:dimension="x" chart:name="primary-x" chart:style-name="ch5" chartooo:axis-type="auto">
            <chartooo:date-scale/>
            <chart:title svg:x="5.367cm" svg:y="8.019cm" chart:style-name="ch6">
              <text:p>number of nodes</text:p>
            </chart:title>
            <chart:categories table:cell-range-address="Sheet1.C39:Sheet1.I39"/>
          </chart:axis>
          <chart:axis chart:dimension="y" chart:name="primary-y" chart:style-name="ch5">
            <chart:title svg:x="0.451cm" svg:y="6.24cm" chart:style-name="ch7">
              <text:p>Throughput (Mops/s)</text:p>
            </chart:title>
            <chart:grid chart:style-name="ch8" chart:class="major"/>
          </chart:axis>
          <chart:series chart:style-name="ch9" chart:values-cell-range-address="Sheet1.C40:Sheet1.I40" chart:label-cell-address="Sheet1.B40:Sheet1.B40" chart:class="chart:line">
            <chart:data-point chart:repeated="7"/>
          </chart:series>
          <chart:series chart:style-name="ch10" chart:values-cell-range-address="Sheet1.C41:Sheet1.I41" chart:label-cell-address="Sheet1.B41:Sheet1.B41" chart:class="chart:line">
            <chart:data-point chart:repeated="7"/>
          </chart:series>
          <chart:series chart:style-name="ch11" chart:values-cell-range-address="Sheet1.C42:Sheet1.I42" chart:label-cell-address="Sheet1.B42:Sheet1.B42" chart:class="chart:line">
            <chart:data-point chart:repeated="7"/>
          </chart:series>
          <chart:series chart:style-name="ch12" chart:values-cell-range-address="Sheet1.C43:Sheet1.I43" chart:label-cell-address="Sheet1.B43:Sheet1.B43" chart:class="chart:line">
            <chart:data-point chart:repeated="7"/>
          </chart:series>
          <chart:series chart:style-name="ch13" chart:values-cell-range-address="Sheet1.C44:Sheet1.I44" chart:label-cell-address="Sheet1.B44:Sheet1.B44" chart:class="chart:line">
            <chart:data-point chart:repeated="7"/>
          </chart:series>
          <chart:series chart:style-name="ch14" chart:values-cell-range-address="Sheet1.C45:Sheet1.I45" chart:label-cell-address="Sheet1.B45:Sheet1.B45" chart:class="chart:line">
            <chart:data-point chart:repeated="7"/>
          </chart:series>
          <chart:series chart:style-name="ch15" chart:values-cell-range-address="Sheet1.C46:Sheet1.I46" chart:label-cell-address="Sheet1.B46:Sheet1.B46" chart:class="chart:line">
            <chart:data-point chart:repeated="7"/>
          </chart:series>
          <chart:series chart:style-name="ch16" chart:values-cell-range-address="Sheet1.C47:Sheet1.I47" chart:label-cell-address="Sheet1.B47:Sheet1.B47" chart:class="chart:line">
            <chart:data-point chart:repeated="7"/>
          </chart:series>
          <chart:series chart:style-name="ch17" chart:values-cell-range-address="Sheet1.C48:Sheet1.I48" chart:label-cell-address="Sheet1.B48:Sheet1.B48" chart:class="chart:line">
            <chart:data-point chart:repeated="7"/>
          </chart:series>
          <chart:series chart:style-name="ch18" chart:values-cell-range-address="Sheet1.C49:Sheet1.I49" chart:label-cell-address="Sheet1.B49:Sheet1.B49" chart:class="chart:line">
            <chart:data-point chart:repeated="7"/>
          </chart:series>
          <chart:series chart:style-name="ch19" chart:values-cell-range-address="Sheet1.C50:Sheet1.I50" chart:label-cell-address="Sheet1.B50:Sheet1.B50" chart:class="chart:line">
            <chart:data-point chart:repeated="7"/>
          </chart:series>
          <chart:series chart:style-name="ch20" chart:values-cell-range-address="Sheet1.C51:Sheet1.I51" chart:label-cell-address="Sheet1.B51:Sheet1.B51" chart:class="chart:line">
            <chart:data-point chart:repeated="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6">
                <text:p>10</text:p>
                <draw:g>
                  <svg:desc>Sheet1.C39:Sheet1.I39</svg:desc>
                </draw:g>
              </table:table-cell>
              <table:table-cell office:value-type="float" office:value="12">
                <text:p>10</text:p>
              </table:table-cell>
              <table:table-cell office:value-type="float" office:value="18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8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1 dsl thread</text:p>
                <draw:g>
                  <svg:desc>Sheet1.B40:Sheet1.B40</svg:desc>
                </draw:g>
              </table:table-cell>
              <table:table-cell office:value-type="float" office:value="10.4752">
                <text:p>10.4752</text:p>
                <draw:g>
                  <svg:desc>Sheet1.C40:Sheet1.I40</svg:desc>
                </draw:g>
              </table:table-cell>
              <table:table-cell office:value-type="float" office:value="8.56885">
                <text:p>8.56885</text:p>
              </table:table-cell>
              <table:table-cell office:value-type="float" office:value="7.80685">
                <text:p>7.80685</text:p>
              </table:table-cell>
              <table:table-cell office:value-type="float" office:value="7.16173">
                <text:p>7.16173</text:p>
              </table:table-cell>
              <table:table-cell office:value-type="float" office:value="6.75181">
                <text:p>6.75181</text:p>
              </table:table-cell>
              <table:table-cell office:value-type="float" office:value="6.57305">
                <text:p>6.57305</text:p>
              </table:table-cell>
              <table:table-cell office:value-type="float" office:value="6.45446">
                <text:p>6.45446</text:p>
              </table:table-cell>
            </table:table-row>
            <table:table-row>
              <table:table-cell office:value-type="string">
                <text:p>2 dsl thread</text:p>
                <draw:g>
                  <svg:desc>Sheet1.B41:Sheet1.B41</svg:desc>
                </draw:g>
              </table:table-cell>
              <table:table-cell office:value-type="float" office:value="11.1277">
                <text:p>11.1277</text:p>
                <draw:g>
                  <svg:desc>Sheet1.C41:Sheet1.I41</svg:desc>
                </draw:g>
              </table:table-cell>
              <table:table-cell office:value-type="float" office:value="16.3838">
                <text:p>16.3838</text:p>
              </table:table-cell>
              <table:table-cell office:value-type="float" office:value="14.1397">
                <text:p>14.1397</text:p>
              </table:table-cell>
              <table:table-cell office:value-type="float" office:value="13.9314">
                <text:p>13.9314</text:p>
              </table:table-cell>
              <table:table-cell office:value-type="float" office:value="13.2805">
                <text:p>13.2805</text:p>
              </table:table-cell>
              <table:table-cell office:value-type="float" office:value="13.054">
                <text:p>13.054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string">
                <text:p>3 dsl thread</text:p>
                <draw:g>
                  <svg:desc>Sheet1.B42:Sheet1.B42</svg:desc>
                </draw:g>
              </table:table-cell>
              <table:table-cell office:value-type="float" office:value="8.79644">
                <text:p>8.79644</text:p>
                <draw:g>
                  <svg:desc>Sheet1.C42:Sheet1.I42</svg:desc>
                </draw:g>
              </table:table-cell>
              <table:table-cell office:value-type="float" office:value="17.3399">
                <text:p>17.3399</text:p>
              </table:table-cell>
              <table:table-cell office:value-type="float" office:value="19.9708">
                <text:p>19.9708</text:p>
              </table:table-cell>
              <table:table-cell office:value-type="float" office:value="20.6134">
                <text:p>20.6134</text:p>
              </table:table-cell>
              <table:table-cell office:value-type="float" office:value="19.3501">
                <text:p>19.3501</text:p>
              </table:table-cell>
              <table:table-cell office:value-type="float" office:value="19.1685">
                <text:p>19.1685</text:p>
              </table:table-cell>
              <table:table-cell office:value-type="float" office:value="18.8703">
                <text:p>18.8703</text:p>
              </table:table-cell>
            </table:table-row>
            <table:table-row>
              <table:table-cell office:value-type="string">
                <text:p>4 dsl thread</text:p>
                <draw:g>
                  <svg:desc>Sheet1.B43:Sheet1.B43</svg:desc>
                </draw:g>
              </table:table-cell>
              <table:table-cell office:value-type="float" office:value="NaN">
                <text:p>NaN</text:p>
                <draw:g>
                  <svg:desc>Sheet1.C43:Sheet1.I43</svg:desc>
                </draw:g>
              </table:table-cell>
              <table:table-cell office:value-type="float" office:value="16.2159">
                <text:p>16.2159</text:p>
              </table:table-cell>
              <table:table-cell office:value-type="float" office:value="20.0536">
                <text:p>20.0536</text:p>
              </table:table-cell>
              <table:table-cell office:value-type="float" office:value="26.6224">
                <text:p>26.6224</text:p>
              </table:table-cell>
              <table:table-cell office:value-type="float" office:value="30.8401">
                <text:p>30.8401</text:p>
              </table:table-cell>
              <table:table-cell office:value-type="float" office:value="25.6014">
                <text:p>25.6014</text:p>
              </table:table-cell>
              <table:table-cell office:value-type="float" office:value="24.4758">
                <text:p>24.4758</text:p>
              </table:table-cell>
            </table:table-row>
            <table:table-row>
              <table:table-cell office:value-type="string">
                <text:p>5 dsl thread</text:p>
                <draw:g>
                  <svg:desc>Sheet1.B44:Sheet1.B44</svg:desc>
                </draw:g>
              </table:table-cell>
              <table:table-cell office:value-type="float" office:value="NaN">
                <text:p>NaN</text:p>
                <draw:g>
                  <svg:desc>Sheet1.C44:Sheet1.I44</svg:desc>
                </draw:g>
              </table:table-cell>
              <table:table-cell office:value-type="float" office:value="13.0163">
                <text:p>13.0163</text:p>
              </table:table-cell>
              <table:table-cell office:value-type="float" office:value="19.3159">
                <text:p>19.3159</text:p>
              </table:table-cell>
              <table:table-cell office:value-type="float" office:value="25.9701">
                <text:p>25.9701</text:p>
              </table:table-cell>
              <table:table-cell office:value-type="float" office:value="30.2646">
                <text:p>30.2646</text:p>
              </table:table-cell>
              <table:table-cell office:value-type="float" office:value="35.9181">
                <text:p>35.9181</text:p>
              </table:table-cell>
              <table:table-cell office:value-type="float" office:value="36.6508">
                <text:p>36.6508</text:p>
              </table:table-cell>
            </table:table-row>
            <table:table-row>
              <table:table-cell office:value-type="string">
                <text:p>6 dsl thread</text:p>
                <draw:g>
                  <svg:desc>Sheet1.B45:Sheet1.B45</svg:desc>
                </draw:g>
              </table:table-cell>
              <table:table-cell office:value-type="float" office:value="NaN">
                <text:p>NaN</text:p>
                <draw:g>
                  <svg:desc>Sheet1.C45:Sheet1.I45</svg:desc>
                </draw:g>
              </table:table-cell>
              <table:table-cell office:value-type="float" office:value="13.0163">
                <text:p>13.0163</text:p>
              </table:table-cell>
              <table:table-cell office:value-type="float" office:value="19.3159">
                <text:p>19.3159</text:p>
              </table:table-cell>
              <table:table-cell office:value-type="float" office:value="25.9701">
                <text:p>25.9701</text:p>
              </table:table-cell>
              <table:table-cell office:value-type="float" office:value="32.6329">
                <text:p>32.6329</text:p>
              </table:table-cell>
              <table:table-cell office:value-type="float" office:value="35.9254">
                <text:p>35.9254</text:p>
              </table:table-cell>
              <table:table-cell office:value-type="float" office:value="36.5585">
                <text:p>36.5585</text:p>
              </table:table-cell>
            </table:table-row>
            <table:table-row>
              <table:table-cell office:value-type="string">
                <text:p>1 dsl process</text:p>
                <draw:g>
                  <svg:desc>Sheet1.B46:Sheet1.B46</svg:desc>
                </draw:g>
              </table:table-cell>
              <table:table-cell office:value-type="float" office:value="10.1987">
                <text:p>10.1987</text:p>
                <draw:g>
                  <svg:desc>Sheet1.C46:Sheet1.I46</svg:desc>
                </draw:g>
              </table:table-cell>
              <table:table-cell office:value-type="float" office:value="8.67422">
                <text:p>8.67422</text:p>
              </table:table-cell>
              <table:table-cell office:value-type="float" office:value="7.84792">
                <text:p>7.84792</text:p>
              </table:table-cell>
              <table:table-cell office:value-type="float" office:value="7.12592">
                <text:p>7.12592</text:p>
              </table:table-cell>
              <table:table-cell office:value-type="float" office:value="7.09534">
                <text:p>7.09534</text:p>
              </table:table-cell>
              <table:table-cell office:value-type="float" office:value="6.66902">
                <text:p>6.66902</text:p>
              </table:table-cell>
              <table:table-cell office:value-type="float" office:value="6.47962">
                <text:p>6.47962</text:p>
              </table:table-cell>
            </table:table-row>
            <table:table-row>
              <table:table-cell office:value-type="string">
                <text:p>2 dsl process</text:p>
                <draw:g>
                  <svg:desc>Sheet1.B47:Sheet1.B47</svg:desc>
                </draw:g>
              </table:table-cell>
              <table:table-cell office:value-type="float" office:value="11.0775">
                <text:p>11.0775</text:p>
                <draw:g>
                  <svg:desc>Sheet1.C47:Sheet1.I47</svg:desc>
                </draw:g>
              </table:table-cell>
              <table:table-cell office:value-type="float" office:value="16.7248">
                <text:p>16.7248</text:p>
              </table:table-cell>
              <table:table-cell office:value-type="float" office:value="14.0197">
                <text:p>14.0197</text:p>
              </table:table-cell>
              <table:table-cell office:value-type="float" office:value="13.9466">
                <text:p>13.9466</text:p>
              </table:table-cell>
              <table:table-cell office:value-type="float" office:value="13.9339">
                <text:p>13.9339</text:p>
              </table:table-cell>
              <table:table-cell office:value-type="float" office:value="13.1912">
                <text:p>13.1912</text:p>
              </table:table-cell>
              <table:table-cell office:value-type="float" office:value="12.6278">
                <text:p>12.6278</text:p>
              </table:table-cell>
            </table:table-row>
            <table:table-row>
              <table:table-cell office:value-type="string">
                <text:p>3 dsl process</text:p>
                <draw:g>
                  <svg:desc>Sheet1.B48:Sheet1.B48</svg:desc>
                </draw:g>
              </table:table-cell>
              <table:table-cell office:value-type="float" office:value="8.68949">
                <text:p>8.68949</text:p>
                <draw:g>
                  <svg:desc>Sheet1.C48:Sheet1.I48</svg:desc>
                </draw:g>
              </table:table-cell>
              <table:table-cell office:value-type="float" office:value="17.5552">
                <text:p>17.5552</text:p>
              </table:table-cell>
              <table:table-cell office:value-type="float" office:value="19.189">
                <text:p>19.189</text:p>
              </table:table-cell>
              <table:table-cell office:value-type="float" office:value="19.7841">
                <text:p>19.7841</text:p>
              </table:table-cell>
              <table:table-cell office:value-type="float" office:value="19.1784">
                <text:p>19.1784</text:p>
              </table:table-cell>
              <table:table-cell office:value-type="float" office:value="19.4843">
                <text:p>19.4843</text:p>
              </table:table-cell>
              <table:table-cell office:value-type="float" office:value="18.982">
                <text:p>18.982</text:p>
              </table:table-cell>
            </table:table-row>
            <table:table-row>
              <table:table-cell office:value-type="string">
                <text:p>4 dsl process</text:p>
                <draw:g>
                  <svg:desc>Sheet1.B49:Sheet1.B49</svg:desc>
                </draw:g>
              </table:table-cell>
              <table:table-cell office:value-type="float" office:value="NaN">
                <text:p>NaN</text:p>
                <draw:g>
                  <svg:desc>Sheet1.C49:Sheet1.I49</svg:desc>
                </draw:g>
              </table:table-cell>
              <table:table-cell office:value-type="float" office:value="16.1975">
                <text:p>16.1975</text:p>
              </table:table-cell>
              <table:table-cell office:value-type="float" office:value="19.931">
                <text:p>19.931</text:p>
              </table:table-cell>
              <table:table-cell office:value-type="float" office:value="26.0021">
                <text:p>26.0021</text:p>
              </table:table-cell>
              <table:table-cell office:value-type="float" office:value="31.1969">
                <text:p>31.1969</text:p>
              </table:table-cell>
              <table:table-cell office:value-type="float" office:value="25.8666">
                <text:p>25.8666</text:p>
              </table:table-cell>
              <table:table-cell office:value-type="float" office:value="24.1033">
                <text:p>24.1033</text:p>
              </table:table-cell>
            </table:table-row>
            <table:table-row>
              <table:table-cell office:value-type="string">
                <text:p>5 dsl process</text:p>
                <draw:g>
                  <svg:desc>Sheet1.B50:Sheet1.B50</svg:desc>
                </draw:g>
              </table:table-cell>
              <table:table-cell office:value-type="float" office:value="NaN">
                <text:p>NaN</text:p>
                <draw:g>
                  <svg:desc>Sheet1.C50:Sheet1.I50</svg:desc>
                </draw:g>
              </table:table-cell>
              <table:table-cell office:value-type="float" office:value="13.0714">
                <text:p>13.0714</text:p>
              </table:table-cell>
              <table:table-cell office:value-type="float" office:value="19.2762">
                <text:p>19.2762</text:p>
              </table:table-cell>
              <table:table-cell office:value-type="float" office:value="25.438">
                <text:p>25.438</text:p>
              </table:table-cell>
              <table:table-cell office:value-type="float" office:value="30.8697">
                <text:p>30.8697</text:p>
              </table:table-cell>
              <table:table-cell office:value-type="float" office:value="36.7034">
                <text:p>36.7034</text:p>
              </table:table-cell>
              <table:table-cell office:value-type="float" office:value="35.0548">
                <text:p>35.0548</text:p>
              </table:table-cell>
            </table:table-row>
            <table:table-row>
              <table:table-cell office:value-type="string">
                <text:p>6 dsl process</text:p>
                <draw:g>
                  <svg:desc>Sheet1.B51:Sheet1.B51</svg:desc>
                </draw:g>
              </table:table-cell>
              <table:table-cell office:value-type="float" office:value="NaN">
                <text:p>NaN</text:p>
                <draw:g>
                  <svg:desc>Sheet1.C51:Sheet1.I51</svg:desc>
                </draw:g>
              </table:table-cell>
              <table:table-cell office:value-type="float" office:value="13.0714">
                <text:p>13.0714</text:p>
              </table:table-cell>
              <table:table-cell office:value-type="float" office:value="19.2762">
                <text:p>19.2762</text:p>
              </table:table-cell>
              <table:table-cell office:value-type="float" office:value="25.438">
                <text:p>25.438</text:p>
              </table:table-cell>
              <table:table-cell office:value-type="float" office:value="32.6219">
                <text:p>32.6219</text:p>
              </table:table-cell>
              <table:table-cell office:value-type="float" office:value="36.8993">
                <text:p>36.8993</text:p>
              </table:table-cell>
              <table:table-cell office:value-type="float" office:value="36.6437">
                <text:p>36.64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